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6cm" fo:min-width="2.206cm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false" fo:min-height="1.75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>
      <style:graphic-properties draw:stroke="dash" draw:stroke-dash="Double_20_Dash" svg:stroke-color="#000000" draw:fill-color="#ffffff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2.56cm"/>
      <style:paragraph-properties style:writing-mode="lr-tb"/>
    </style:style>
    <style:style style:name="gr5" style:family="graphic" style:parent-style-name="objectwithoutfill">
      <style:graphic-properties svg:stroke-color="#000000" draw:fill="none" draw:fill-color="#ffffff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5.5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1.934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10" style:family="graphic" style:parent-style-name="objectwithoutfill">
      <style:graphic-properties svg:stroke-color="#000000" draw:marker-end="Стили_20_стрелок_20_1" draw:marker-end-width="0.3cm" draw:fill="none" draw:fill-color="#ffffff" draw:textarea-vertical-align="middle"/>
    </style:style>
    <style:style style:name="gr11" style:family="graphic" style:parent-style-name="objectwithoutfill">
      <style:graphic-properties svg:stroke-color="#000000" draw:marker-end="Стили_20_стрелок_20_2" draw:marker-end-width="0.3cm" draw:fill="none" draw:fill-color="#ffffff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4.368cm"/>
      <style:paragraph-properties style:writing-mode="lr-tb"/>
    </style:style>
    <style:style style:name="gr13" style:family="graphic" style:parent-style-name="objectwithoutfill">
      <style:graphic-properties svg:stroke-color="#000000" draw:marker-end="Стили_20_стрелок_20_3" draw:marker-end-width="0.3cm" draw:fill="none" draw:fill-color="#ffffff" draw:textarea-vertical-align="middle"/>
    </style:style>
    <style:style style:name="gr14" style:family="graphic" style:parent-style-name="objectwithoutfill">
      <style:graphic-properties svg:stroke-color="#000000" draw:marker-end="Стили_20_стрелок_20_4" draw:marker-end-width="0.3cm" draw:fill="none" draw:fill-color="#ffffff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1.326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vertical-align="middle"/>
    </style:style>
    <style:style style:name="gr19" style:family="graphic" style:parent-style-name="objectwithoutfill">
      <style:graphic-properties svg:stroke-color="#000000" draw:marker-end="Стили_20_стрелок_20_6" draw:marker-end-width="0.3cm" draw:fill="none" draw:fill-color="#ffffff" draw:textarea-vertical-align="middle"/>
    </style:style>
    <style:style style:name="gr20" style:family="graphic" style:parent-style-name="objectwithoutfill">
      <style:graphic-properties svg:stroke-color="#000000" draw:marker-end="Стили_20_стрелок_20_7" draw:marker-end-width="0.3cm" draw:fill="none" draw:fill-color="#ffffff" draw:textarea-vertical-align="middle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1.63cm"/>
      <style:paragraph-properties style:writing-mode="lr-tb"/>
    </style:style>
    <style:style style:name="P1" style:family="paragraph">
      <style:paragraph-properties fo:text-align="center" style:writing-mode="lr-tb"/>
      <style:text-properties style:font-name="Times New Roman" fo:font-size="12pt" style:font-size-asian="18pt" style:font-size-complex="18pt"/>
    </style:style>
    <style:style style:name="P2" style:family="paragraph">
      <loext:graphic-properties draw:fill-color="#ffffff"/>
      <style:paragraph-properties fo:text-align="center" style:writing-mode="lr-tb"/>
      <style:text-properties style:font-name="Times New Roman" fo:font-size="12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paragraph-properties fo:text-align="center"/>
      <style:text-properties style:font-name="Times New Roman" fo:font-size="12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style:font-name="Times New Roman" fo:font-size="12pt" style:font-size-asian="18pt" style:font-size-complex="18pt"/>
    </style:style>
    <style:style style:name="P7" style:family="paragraph">
      <style:paragraph-properties fo:text-align="center"/>
      <style:text-properties style:font-name="Times New Roman" fo:font-size="12pt" style:font-size-asian="18pt" style:font-size-complex="18pt"/>
    </style:style>
    <style:style style:name="P8" style:family="paragraph">
      <style:text-properties style:font-name="Times New Roman" fo:font-size="12pt" style:font-size-asian="18pt" style:font-size-complex="18pt"/>
    </style:style>
    <style:style style:name="P9" style:family="paragraph">
      <loext:graphic-properties draw:fill="none" draw:fill-color="#ffffff"/>
      <style:text-properties style:font-name="Times New Roman" fo:font-size="12pt" style:font-size-asian="18pt" style:font-size-complex="18pt"/>
    </style:style>
    <style:style style:name="P10" style:family="paragraph">
      <style:paragraph-properties fo:text-align="center" style:text-autospace="none"/>
      <style:text-properties fo:color="#000000" loext:opacity="100%" style:font-name="Consolas" fo:font-size="9.5pt" style:font-name-asian="Consolas" style:font-size-asian="9.5pt" style:font-name-complex="Consolas" style:font-size-complex="9.5pt"/>
    </style:style>
    <style:style style:name="P11" style:family="paragraph">
      <loext:graphic-properties draw:fill-color="#ffffff"/>
      <style:paragraph-properties fo:text-align="center" style:text-autospace="none"/>
      <style:text-properties fo:color="#000000" loext:opacity="100%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style:font-name="Times New Roman" fo:font-size="12pt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3cm" svg:height="1cm" svg:x="9cm" svg:y="4cm">
          <text:p text:style-name="P1"><text:span text:style-name="T1">int main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Text-Annotation-2" draw:style-name="gr2" draw:text-style-name="P4" xml:id="id2" draw:id="id2" draw:layer="layout" svg:width="0.495cm" svg:height="2cm" svg:x="13cm" svg:y="2cm">
          <text:p text:style-name="P3"><text:span text:style-name="T2">#include &lt;iostream&gt;</text:span></text:p>
          <text:p text:style-name="P3"><text:span text:style-name="T2"/></text:p>
          <text:p text:style-name="P3"><text:span text:style-name="T2">using namespace std;</text:span></text:p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3" draw:text-style-name="P5" draw:layer="layout" svg:x1="10.5cm" svg:y1="4cm" svg:x2="13cm" svg:y2="3cm" draw:start-shape="id1" draw:start-glue-point="4" draw:end-shape="id2" draw:end-glue-point="5" svg:d="M10500 4000v-1000h2500" svg:viewBox="0 0 2501 1001">
          <text:p/>
        </draw:connector>
        <draw:custom-shape draw:style-name="gr4" draw:text-style-name="P2" xml:id="id3" draw:id="id3" draw:layer="layout" svg:width="4cm" svg:height="1cm" svg:x="8.5cm" svg:y="7cm">
          <text:p text:style-name="P1"><text:span text:style-name="T1">firstTask(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xml:id="id4" draw:id="id4" draw:layer="layout" svg:width="4cm" svg:height="1cm" svg:x="8.5cm" svg:y="8.5cm">
          <text:p text:style-name="P1"><text:span text:style-name="T1">secondTask(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6" draw:layer="layout" draw:type="line" svg:x1="10.5cm" svg:y1="8cm" svg:x2="10.5cm" svg:y2="8.5cm" draw:start-shape="id3" draw:start-glue-point="2" draw:end-shape="id4" draw:end-glue-point="0" svg:d="M10500 8000v500" svg:viewBox="0 0 1 501">
          <text:p/>
        </draw:connector>
        <draw:custom-shape draw:style-name="gr6" draw:text-style-name="P5" xml:id="id5" draw:id="id5" draw:layer="layout" svg:width="6cm" svg:height="1cm" svg:x="7.5cm" svg:y="5.5cm">
          <text:p text:style-name="P7">setlocale(LC_ALL, "Russian"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draw:type="line" svg:x1="10.5cm" svg:y1="5cm" svg:x2="10.5cm" svg:y2="5.5cm" draw:start-shape="id1" draw:start-glue-point="6" draw:end-shape="id5" draw:end-glue-point="4" svg:d="M10500 5000v500" svg:viewBox="0 0 1 501">
          <text:p/>
        </draw:connector>
        <draw:connector draw:style-name="gr5" draw:text-style-name="P6" draw:layer="layout" draw:type="line" svg:x1="10.5cm" svg:y1="6.5cm" svg:x2="10.5cm" svg:y2="7cm" draw:start-shape="id5" draw:start-glue-point="6" draw:end-shape="id3" draw:end-glue-point="0" svg:d="M10500 6500v500" svg:viewBox="0 0 1 501">
          <text:p/>
        </draw:connector>
        <draw:custom-shape draw:style-name="gr4" draw:text-style-name="P2" xml:id="id6" draw:id="id6" draw:layer="layout" svg:width="4cm" svg:height="1cm" svg:x="8.5cm" svg:y="10cm">
          <text:p text:style-name="P1"><text:span text:style-name="T1">thirdTask(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6" draw:layer="layout" draw:type="line" svg:x1="10.5cm" svg:y1="9.5cm" svg:x2="10.5cm" svg:y2="10cm" draw:start-shape="id4" draw:start-glue-point="2" draw:end-shape="id6" draw:end-glue-point="0" svg:d="M10500 9500v500" svg:viewBox="0 0 1 501">
          <text:p/>
        </draw:connector>
        <draw:custom-shape draw:style-name="gr4" draw:text-style-name="P2" xml:id="id7" draw:id="id7" draw:layer="layout" svg:width="4cm" svg:height="1cm" svg:x="8.5cm" svg:y="12cm">
          <text:p text:style-name="P1"><text:span text:style-name="T1">firstTask(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5" xml:id="id8" draw:id="id8" draw:layer="layout" svg:width="4cm" svg:height="1cm" svg:x="8.5cm" svg:y="13.5cm">
          <text:p text:style-name="P7">bool f = true;</text:p>
          <text:p text:style-name="P7">unsigned int n, Z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draw:type="line" svg:x1="10.5cm" svg:y1="13cm" svg:x2="10.5cm" svg:y2="13.5cm" draw:start-shape="id7" draw:start-glue-point="2" draw:end-shape="id8" draw:end-glue-point="4" svg:d="M10500 13000v500" svg:viewBox="0 0 1 501">
          <text:p/>
        </draw:connector>
        <draw:custom-shape draw:style-name="gr8" draw:text-style-name="P5" xml:id="id9" draw:id="id9" draw:layer="layout" svg:width="4cm" svg:height="1cm" svg:x="8.5cm" svg:y="15cm">
          <text:p text:style-name="P7">cin &gt;&gt; n &gt;&gt; Z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6" draw:layer="layout" draw:type="line" svg:x1="10.5cm" svg:y1="14.5cm" svg:x2="10.5cm" svg:y2="15cm" draw:start-shape="id8" draw:start-glue-point="6" draw:end-shape="id9" draw:end-glue-point="5" svg:d="M10500 14500v500" svg:viewBox="0 0 1 501">
          <text:p/>
        </draw:connector>
        <draw:custom-shape draw:style-name="gr9" draw:text-style-name="P5" xml:id="id10" draw:id="id10" draw:layer="layout" svg:width="4cm" svg:height="2cm" svg:x="8.5cm" svg:y="17cm">
          <text:p text:style-name="P7">while (n &amp;&amp; f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5" xml:id="id11" draw:id="id11" draw:layer="layout" svg:width="4cm" svg:height="1cm" svg:x="8.5cm" svg:y="19.5cm">
          <text:p text:style-name="P7">f = (Z != n % 10);</text:p>
          <text:p text:style-name="P7">n /= 10;</text:p>
          <draw:enhanced-geometry svg:viewBox="0 0 21600 21600" draw:type="rectangle" draw:enhanced-path="M 0 0 L 21600 0 21600 21600 0 21600 0 0 Z N"/>
        </draw:custom-shape>
        <draw:custom-shape draw:style-name="gr9" draw:text-style-name="P5" xml:id="id13" draw:id="id13" draw:layer="layout" svg:width="4cm" svg:height="2cm" svg:x="8.5cm" svg:y="23.5cm">
          <text:p text:style-name="P7">if (f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6" xml:id="id12" draw:id="id12" draw:layer="layout" draw:type="line" svg:x1="10.5cm" svg:y1="16cm" svg:x2="10.5cm" svg:y2="17cm" draw:start-shape="id9" draw:start-glue-point="8" draw:end-shape="id10" draw:end-glue-point="4" svg:d="M10500 16000v1000" svg:viewBox="0 0 1 1001">
          <text:p/>
        </draw:connector>
        <draw:connector draw:style-name="gr5" draw:text-style-name="P6" draw:layer="layout" draw:type="line" svg:x1="10.5cm" svg:y1="19cm" svg:x2="10.5cm" svg:y2="19.5cm" draw:start-shape="id10" draw:start-glue-point="6" draw:end-shape="id11" draw:end-glue-point="0" svg:d="M10500 19000v500" svg:viewBox="0 0 1 501">
          <text:p/>
        </draw:connector>
        <draw:connector draw:style-name="gr10" draw:text-style-name="P6" draw:layer="layout" draw:line-skew="0.499cm -5.501cm" svg:x1="10.5cm" svg:y1="20.5cm" svg:x2="10.5cm" svg:y2="16.5cm" draw:start-shape="id11" draw:start-glue-point="2" draw:end-shape="id12" draw:end-glue-point="0" svg:d="M10500 20500v1000h-3000v-5000h3000" svg:viewBox="0 0 3001 5001">
          <text:p/>
        </draw:connector>
        <draw:connector draw:style-name="gr11" draw:text-style-name="P6" draw:layer="layout" draw:line-skew="0.499cm 1.249cm" svg:x1="12.5cm" svg:y1="18cm" svg:x2="10.5cm" svg:y2="23.5cm" draw:start-shape="id10" draw:start-glue-point="7" draw:end-shape="id13" draw:end-glue-point="4" svg:d="M12500 18000h1000v4500h-3000v1000" svg:viewBox="0 0 3001 5501">
          <text:p/>
        </draw:connector>
        <draw:custom-shape draw:style-name="gr12" draw:text-style-name="P5" xml:id="id14" draw:id="id14" draw:layer="layout" svg:width="8cm" svg:height="2cm" svg:x="1.5cm" svg:y="26cm">
          <text:p text:style-name="P7">cout &lt;&lt; "В введённом числе</text:p>
          <text:p text:style-name="P7">отсутствует цифра "</text:p>
          <text:p text:style-name="P7">&lt;&lt; Z &lt;&lt; '\n'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5" xml:id="id15" draw:id="id15" draw:layer="layout" svg:width="8cm" svg:height="2cm" svg:x="11.5cm" svg:y="26cm">
          <text:p text:style-name="P7">cout &lt;&lt; "В введённом числе</text:p>
          <text:p text:style-name="P7">присутствует цифра "</text:p>
          <text:p text:style-name="P7">&lt;&lt; Z &lt;&lt; '\n'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3" draw:text-style-name="P6" draw:layer="layout" svg:x1="8.5cm" svg:y1="24.5cm" svg:x2="5.5cm" svg:y2="26cm" draw:start-shape="id13" draw:start-glue-point="5" draw:end-shape="id14" draw:end-glue-point="5" svg:d="M8500 24500h-3000v1500" svg:viewBox="0 0 3001 1501">
          <text:p/>
        </draw:connector>
        <draw:connector draw:style-name="gr14" draw:text-style-name="P6" draw:layer="layout" svg:x1="12.5cm" svg:y1="24.5cm" svg:x2="15.5cm" svg:y2="26cm" draw:start-shape="id13" draw:start-glue-point="7" draw:end-shape="id15" draw:end-glue-point="5" svg:d="M12500 24500h3000v1500" svg:viewBox="0 0 3001 1501">
          <text:p/>
        </draw:connector>
        <draw:frame draw:style-name="gr15" draw:text-style-name="P9" draw:layer="layout" svg:width="1.158cm" svg:height="0.721cm" svg:x="6.5cm" svg:y="23.75cm">
          <draw:text-box>
            <text:p text:style-name="P8">true</text:p>
          </draw:text-box>
        </draw:frame>
        <draw:frame draw:style-name="gr16" draw:text-style-name="P9" draw:layer="layout" svg:width="1.408cm" svg:height="1.191cm" svg:x="13.342cm" svg:y="23.75cm">
          <draw:text-box>
            <text:p text:style-name="P8">false</text:p>
          </draw:text-box>
        </draw:frame>
      </draw:page>
      <draw:page draw:name="page2" draw:style-name="dp1" draw:master-page-name="Обычный">
        <draw:custom-shape draw:style-name="gr4" draw:text-style-name="P2" xml:id="id16" draw:id="id16" draw:layer="layout" svg:width="4cm" svg:height="1cm" svg:x="8.5cm" svg:y="4.1cm">
          <text:p text:style-name="P1"><text:span text:style-name="T1">secondTask(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5" xml:id="id17" draw:id="id17" draw:layer="layout" svg:width="4cm" svg:height="1cm" svg:x="8.5cm" svg:y="5.6cm">
          <text:p text:style-name="P7">bool f = true;</text:p>
          <text:p text:style-name="P7">unsigned int l = 0, r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draw:type="line" svg:x1="10.5cm" svg:y1="5.1cm" svg:x2="10.5cm" svg:y2="5.6cm" draw:start-shape="id16" draw:start-glue-point="2" draw:end-shape="id17" draw:end-glue-point="4" svg:d="M10500 5100v500" svg:viewBox="0 0 1 501">
          <text:p/>
        </draw:connector>
        <draw:custom-shape draw:style-name="gr8" draw:text-style-name="P5" xml:id="id18" draw:id="id18" draw:layer="layout" svg:width="4cm" svg:height="1cm" svg:x="8.5cm" svg:y="7.1cm">
          <text:p text:style-name="P7">cin &gt;&gt; r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6" draw:layer="layout" draw:type="line" svg:x1="10.5cm" svg:y1="6.6cm" svg:x2="10.5cm" svg:y2="7.1cm" draw:start-shape="id17" draw:start-glue-point="6" draw:end-shape="id18" draw:end-glue-point="5" svg:d="M10500 6600v500" svg:viewBox="0 0 1 501">
          <text:p/>
        </draw:connector>
        <draw:custom-shape draw:style-name="gr9" draw:text-style-name="P5" xml:id="id19" draw:id="id19" draw:layer="layout" svg:width="4cm" svg:height="2cm" svg:x="8.5cm" svg:y="9.1cm">
          <text:p text:style-name="P7">while (r &amp;&amp; f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5" xml:id="id20" draw:id="id20" draw:layer="layout" svg:width="4cm" svg:height="2cm" svg:x="8.5cm" svg:y="11.6cm">
          <text:p text:style-name="P7">if (f = (l &lt;= r)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6" xml:id="id24" draw:id="id24" draw:layer="layout" draw:type="line" svg:x1="10.5cm" svg:y1="8.1cm" svg:x2="10.5cm" svg:y2="9.1cm" draw:start-shape="id18" draw:start-glue-point="8" draw:end-shape="id19" draw:end-glue-point="4" svg:d="M10500 8100v1000" svg:viewBox="0 0 1 1001">
          <text:p/>
        </draw:connector>
        <draw:connector draw:style-name="gr13" draw:text-style-name="P6" draw:layer="layout" svg:x1="8.5cm" svg:y1="12.6cm" svg:x2="6cm" svg:y2="14.1cm" draw:start-shape="id20" draw:start-glue-point="5" draw:end-shape="id21" draw:end-glue-point="4" svg:d="M8500 12600h-2500v1500" svg:viewBox="0 0 2501 1501">
          <text:p/>
        </draw:connector>
        <draw:frame draw:style-name="gr15" draw:text-style-name="P9" draw:layer="layout" svg:width="1.158cm" svg:height="0.721cm" svg:x="6.5cm" svg:y="11.85cm">
          <draw:text-box>
            <text:p text:style-name="P8">true</text:p>
          </draw:text-box>
        </draw:frame>
        <draw:frame draw:style-name="gr16" draw:text-style-name="P9" draw:layer="layout" svg:width="1.408cm" svg:height="1.191cm" svg:x="13.342cm" svg:y="11.85cm">
          <draw:text-box>
            <text:p text:style-name="P8">false</text:p>
          </draw:text-box>
        </draw:frame>
        <draw:custom-shape draw:style-name="gr9" draw:text-style-name="P11" xml:id="id21" draw:id="id21" draw:layer="layout" svg:width="2cm" svg:height="1cm" svg:x="5cm" svg:y="14.1cm">
          <text:p text:style-name="P10"><text:span text:style-name="T3">l = r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5" xml:id="id22" draw:id="id22" draw:layer="layout" svg:width="3cm" svg:height="1cm" svg:x="4.5cm" svg:y="15.6cm">
          <text:p text:style-name="P7">cin &gt;&gt; r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6" draw:layer="layout" draw:type="line" svg:x1="6cm" svg:y1="15.1cm" svg:x2="6cm" svg:y2="15.6cm" draw:start-shape="id21" draw:start-glue-point="6" draw:end-shape="id22" draw:end-glue-point="5" svg:d="M6000 15100v500" svg:viewBox="0 0 1 501">
          <text:p/>
        </draw:connector>
        <draw:connector draw:style-name="gr18" draw:text-style-name="P5" xml:id="id23" draw:id="id23" draw:layer="layout" draw:line-skew="-0.001cm" svg:x1="6cm" svg:y1="16.6cm" svg:x2="10.5cm" svg:y2="19.1cm" draw:start-shape="id22" draw:start-glue-point="8" svg:d="M6000 16600v1500h4500v1000" svg:viewBox="0 0 4501 2501">
          <text:p/>
        </draw:connector>
        <draw:connector draw:style-name="gr18" draw:text-style-name="P5" draw:layer="layout" draw:line-skew="1.999cm" svg:x1="12.5cm" svg:y1="12.6cm" svg:x2="10.5cm" svg:y2="18.1cm" draw:start-shape="id20" draw:start-glue-point="7" svg:d="M12500 12600h2500v5500h-4500" svg:viewBox="0 0 4501 5501">
          <text:p/>
        </draw:connector>
        <draw:connector draw:style-name="gr19" draw:text-style-name="P6" draw:layer="layout" draw:line-skew="-7.501cm" svg:x1="10.5cm" svg:y1="19.1cm" svg:x2="10.5cm" svg:y2="8.6cm" draw:start-shape="id23" draw:start-glue-point="3" draw:end-shape="id24" draw:end-glue-point="0" svg:d="M10500 19100h-7000v-10500h7000" svg:viewBox="0 0 7001 10501">
          <text:p/>
        </draw:connector>
        <draw:connector draw:style-name="gr5" draw:text-style-name="P6" draw:layer="layout" draw:type="line" svg:x1="10.5cm" svg:y1="11.1cm" svg:x2="10.5cm" svg:y2="11.6cm" draw:start-shape="id19" draw:start-glue-point="6" draw:end-shape="id20" draw:end-glue-point="4" svg:d="M10500 11100v500" svg:viewBox="0 0 1 501">
          <text:p/>
        </draw:connector>
        <draw:custom-shape draw:style-name="gr9" draw:text-style-name="P5" xml:id="id25" draw:id="id25" draw:layer="layout" svg:width="4cm" svg:height="2cm" svg:x="8.5cm" svg:y="21.1cm">
          <text:p text:style-name="P7">if (f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5" xml:id="id26" draw:id="id26" draw:layer="layout" svg:width="8cm" svg:height="2cm" svg:x="1.5cm" svg:y="23.6cm">
          <text:p text:style-name="P7">cout &lt;&lt; "Последовательность</text:p>
          <text:p text:style-name="P7">пуста или отсортирована по</text:p>
          <text:p text:style-name="P7"><text:span text:style-name="T4">возрастанию</text:span><text:span text:style-name="T1">\n</text:span><text:span text:style-name="T1">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5" xml:id="id27" draw:id="id27" draw:layer="layout" svg:width="8cm" svg:height="2cm" svg:x="11.5cm" svg:y="23.6cm">
          <text:p text:style-name="P7">cout &lt;&lt; "Последовательность</text:p>
          <text:p text:style-name="P7">не отсортирована по</text:p>
          <text:p text:style-name="P7">возрастанию\n"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3" draw:text-style-name="P6" draw:layer="layout" svg:x1="8.5cm" svg:y1="22.1cm" svg:x2="5.5cm" svg:y2="23.6cm" draw:start-shape="id25" draw:start-glue-point="5" draw:end-shape="id26" draw:end-glue-point="5" svg:d="M8500 22100h-3000v1500" svg:viewBox="0 0 3001 1501">
          <text:p/>
        </draw:connector>
        <draw:connector draw:style-name="gr14" draw:text-style-name="P6" draw:layer="layout" svg:x1="12.5cm" svg:y1="22.1cm" svg:x2="15.5cm" svg:y2="23.6cm" draw:start-shape="id25" draw:start-glue-point="7" draw:end-shape="id27" draw:end-glue-point="5" svg:d="M12500 22100h3000v1500" svg:viewBox="0 0 3001 1501">
          <text:p/>
        </draw:connector>
        <draw:frame draw:style-name="gr15" draw:text-style-name="P9" draw:layer="layout" svg:width="1.158cm" svg:height="0.721cm" svg:x="6.5cm" svg:y="21.35cm">
          <draw:text-box>
            <text:p text:style-name="P8">true</text:p>
          </draw:text-box>
        </draw:frame>
        <draw:frame draw:style-name="gr16" draw:text-style-name="P9" draw:layer="layout" svg:width="1.408cm" svg:height="1.191cm" svg:x="13.342cm" svg:y="21.35cm">
          <draw:text-box>
            <text:p text:style-name="P8">false</text:p>
          </draw:text-box>
        </draw:frame>
        <draw:connector draw:style-name="gr20" draw:text-style-name="P6" draw:layer="layout" draw:line-skew="2.999cm 3.999cm" svg:x1="12.5cm" svg:y1="10.1cm" svg:x2="10.5cm" svg:y2="21.1cm" draw:start-shape="id19" draw:start-glue-point="7" draw:end-shape="id25" draw:end-glue-point="4" svg:d="M12500 10100h3500v10000h-5500v1000" svg:viewBox="0 0 5501 11001">
          <text:p/>
        </draw:connector>
      </draw:page>
      <draw:page draw:name="page3" draw:style-name="dp1" draw:master-page-name="Обычный">
        <draw:custom-shape draw:style-name="gr4" draw:text-style-name="P2" xml:id="id28" draw:id="id28" draw:layer="layout" svg:width="4cm" svg:height="1cm" svg:x="8.5cm" svg:y="3.48cm">
          <text:p text:style-name="P1"><text:span text:style-name="T1">thirdTask(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5" xml:id="id29" draw:id="id29" draw:layer="layout" svg:width="4cm" svg:height="1cm" svg:x="8.5cm" svg:y="4.98cm">
          <text:p text:style-name="P7">bool f = true;</text:p>
          <text:p text:style-name="P7">int a, n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draw:type="line" svg:x1="10.5cm" svg:y1="4.48cm" svg:x2="10.5cm" svg:y2="4.98cm" draw:start-shape="id28" draw:start-glue-point="2" draw:end-shape="id29" draw:end-glue-point="4" svg:d="M10500 4480v500" svg:viewBox="0 0 1 501">
          <text:p/>
        </draw:connector>
        <draw:custom-shape draw:style-name="gr8" draw:text-style-name="P5" xml:id="id30" draw:id="id30" draw:layer="layout" svg:width="4cm" svg:height="1cm" svg:x="8.5cm" svg:y="6.48cm">
          <text:p text:style-name="P7">cin &gt;&gt; n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6" draw:layer="layout" draw:type="line" svg:x1="10.5cm" svg:y1="5.98cm" svg:x2="10.5cm" svg:y2="6.48cm" draw:start-shape="id29" draw:start-glue-point="6" draw:end-shape="id30" draw:end-glue-point="5" svg:d="M10500 5980v500" svg:viewBox="0 0 1 501">
          <text:p/>
        </draw:connector>
        <draw:custom-shape draw:style-name="gr9" draw:text-style-name="P5" xml:id="id31" draw:id="id31" draw:layer="layout" svg:width="4cm" svg:height="2cm" svg:x="8.5cm" svg:y="8.48cm">
          <text:p text:style-name="P7">while (n-- &amp;&amp; f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5" xml:id="id32" draw:id="id32" draw:layer="layout" svg:width="4cm" svg:height="1cm" svg:x="8.5cm" svg:y="12.48cm">
          <text:p text:style-name="P7">f = (a == 0);</text:p>
          <draw:enhanced-geometry svg:viewBox="0 0 21600 21600" draw:type="rectangle" draw:enhanced-path="M 0 0 L 21600 0 21600 21600 0 21600 0 0 Z N"/>
        </draw:custom-shape>
        <draw:custom-shape draw:style-name="gr9" draw:text-style-name="P5" xml:id="id34" draw:id="id34" draw:layer="layout" svg:width="4cm" svg:height="2cm" svg:x="8.5cm" svg:y="16.48cm">
          <text:p text:style-name="P7">if (f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6" xml:id="id33" draw:id="id33" draw:layer="layout" draw:type="line" svg:x1="10.5cm" svg:y1="7.48cm" svg:x2="10.5cm" svg:y2="8.48cm" draw:start-shape="id30" draw:start-glue-point="8" draw:end-shape="id31" draw:end-glue-point="4" svg:d="M10500 7480v1000" svg:viewBox="0 0 1 1001">
          <text:p/>
        </draw:connector>
        <draw:connector draw:style-name="gr10" draw:text-style-name="P6" draw:layer="layout" draw:line-skew="0.499cm -5.501cm" svg:x1="10.5cm" svg:y1="13.48cm" svg:x2="10.5cm" svg:y2="7.98cm" draw:start-shape="id32" draw:start-glue-point="2" draw:end-shape="id33" draw:end-glue-point="0" svg:d="M10500 13480v1000h-3000v-6500h3000" svg:viewBox="0 0 3001 6501">
          <text:p/>
        </draw:connector>
        <draw:connector draw:style-name="gr11" draw:text-style-name="P6" draw:layer="layout" draw:line-skew="0.499cm 1.999cm" svg:x1="12.5cm" svg:y1="9.48cm" svg:x2="10.5cm" svg:y2="16.48cm" draw:start-shape="id31" draw:start-glue-point="7" draw:end-shape="id34" draw:end-glue-point="4" svg:d="M12500 9480h1000v6000h-3000v1000" svg:viewBox="0 0 3001 7001">
          <text:p/>
        </draw:connector>
        <draw:custom-shape draw:style-name="gr12" draw:text-style-name="P5" xml:id="id35" draw:id="id35" draw:layer="layout" svg:width="8cm" svg:height="2cm" svg:x="1.5cm" svg:y="18.98cm">
          <text:p text:style-name="P7">cout &lt;&lt; "Последовательность</text:p>
          <text:p text:style-name="P7">пуста или состоит из нулей."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3" draw:text-style-name="P6" draw:layer="layout" svg:x1="8.5cm" svg:y1="17.48cm" svg:x2="5.5cm" svg:y2="18.98cm" draw:start-shape="id34" draw:start-glue-point="5" draw:end-shape="id35" draw:end-glue-point="5" svg:d="M8500 17480h-3000v1500" svg:viewBox="0 0 3001 1501">
          <text:p/>
        </draw:connector>
        <draw:connector draw:style-name="gr14" draw:text-style-name="P6" draw:layer="layout" draw:line-skew="2.499cm" svg:x1="12.5cm" svg:y1="17.48cm" svg:x2="10.5cm" svg:y2="21.73cm" draw:start-shape="id34" draw:start-glue-point="7" draw:end-shape="id36" draw:end-glue-point="4" svg:d="M12500 17480h3000v2626h-5000v1624" svg:viewBox="0 0 5001 4251">
          <text:p/>
        </draw:connector>
        <draw:frame draw:style-name="gr15" draw:text-style-name="P9" draw:layer="layout" svg:width="1.158cm" svg:height="0.721cm" svg:x="6.5cm" svg:y="16.73cm">
          <draw:text-box>
            <text:p text:style-name="P8">true</text:p>
          </draw:text-box>
        </draw:frame>
        <draw:frame draw:style-name="gr16" draw:text-style-name="P9" draw:layer="layout" svg:width="1.408cm" svg:height="1.191cm" svg:x="13.342cm" svg:y="16.73cm">
          <draw:text-box>
            <text:p text:style-name="P8">false</text:p>
          </draw:text-box>
        </draw:frame>
        <draw:custom-shape draw:style-name="gr21" draw:text-style-name="P5" xml:id="id39" draw:id="id39" draw:layer="layout" svg:width="3.5cm" svg:height="1cm" svg:x="8.75cm" svg:y="10.98cm">
          <text:p text:style-name="P7">cin &gt;&gt; a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5" xml:id="id36" draw:id="id36" draw:layer="layout" svg:width="4cm" svg:height="2cm" svg:x="8.5cm" svg:y="21.73cm">
          <text:p text:style-name="P7">if (a &gt; 0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5" xml:id="id37" draw:id="id37" draw:layer="layout" svg:width="8cm" svg:height="2cm" svg:x="1.5cm" svg:y="24.23cm">
          <text:p text:style-name="P7">cout &lt;&lt; "Первое число</text:p>
          <text:p text:style-name="P7">последовательности,</text:p>
          <text:p text:style-name="P7">отличное от нуля, —</text:p>
          <text:p text:style-name="P7">положительное "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5" xml:id="id38" draw:id="id38" draw:layer="layout" svg:width="8cm" svg:height="2cm" svg:x="11.5cm" svg:y="24.23cm">
          <text:p text:style-name="P7">cout &lt;&lt; "Первое число</text:p>
          <text:p text:style-name="P7">последовательности,</text:p>
          <text:p text:style-name="P7">отличное от нуля, —</text:p>
          <text:p text:style-name="P7">отрицательное "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3" draw:text-style-name="P6" draw:layer="layout" svg:x1="8.5cm" svg:y1="22.73cm" svg:x2="5.5cm" svg:y2="24.23cm" draw:start-shape="id36" draw:start-glue-point="5" draw:end-shape="id37" draw:end-glue-point="5" svg:d="M8500 22730h-3000v1500" svg:viewBox="0 0 3001 1501">
          <text:p/>
        </draw:connector>
        <draw:connector draw:style-name="gr14" draw:text-style-name="P6" draw:layer="layout" svg:x1="12.5cm" svg:y1="22.73cm" svg:x2="15.5cm" svg:y2="24.23cm" draw:start-shape="id36" draw:start-glue-point="7" draw:end-shape="id38" draw:end-glue-point="5" svg:d="M12500 22730h3000v1500" svg:viewBox="0 0 3001 1501">
          <text:p/>
        </draw:connector>
        <draw:frame draw:style-name="gr15" draw:text-style-name="P9" draw:layer="layout" svg:width="1.158cm" svg:height="0.721cm" svg:x="6.5cm" svg:y="21.98cm">
          <draw:text-box>
            <text:p text:style-name="P8">true</text:p>
          </draw:text-box>
        </draw:frame>
        <draw:frame draw:style-name="gr16" draw:text-style-name="P9" draw:layer="layout" svg:width="1.408cm" svg:height="1.191cm" svg:x="13.342cm" svg:y="21.98cm">
          <draw:text-box>
            <text:p text:style-name="P8">false</text:p>
          </draw:text-box>
        </draw:frame>
        <draw:connector draw:style-name="gr5" draw:text-style-name="P6" draw:layer="layout" draw:type="line" svg:x1="10.5cm" svg:y1="10.48cm" svg:x2="10.5cm" svg:y2="10.98cm" draw:start-shape="id31" draw:start-glue-point="6" draw:end-shape="id39" draw:end-glue-point="5" svg:d="M10500 10480v500" svg:viewBox="0 0 1 501">
          <text:p/>
        </draw:connector>
        <draw:connector draw:style-name="gr5" draw:text-style-name="P6" draw:layer="layout" draw:type="line" svg:x1="10.5cm" svg:y1="11.98cm" svg:x2="10.5cm" svg:y2="12.48cm" draw:start-shape="id39" draw:start-glue-point="8" draw:end-shape="id32" draw:end-glue-point="0" svg:d="M10500 11980v500" svg:viewBox="0 0 1 5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01T17:17:06.879000000</dc:date>
    <meta:editing-duration>PT2M49S</meta:editing-duration>
    <meta:editing-cycles>1</meta:editing-cycles>
    <meta:document-statistic meta:object-count="81"/>
    <meta:generator>LibreOffice/7.1.5.2$Windows_X86_64 LibreOffice_project/85f04e9f809797b8199d13c421bd8a2b025d52b5</meta:generator>
  </office:meta>
</office:document-meta>
</file>